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01cm" fo:margin-left="-0.191cm" table:align="left" style:writing-mode="lr-tb"/>
    </style:style>
    <style:style style:name="Таблица1.A" style:family="table-column">
      <style:table-column-properties style:column-width="17.70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ing_20_1">
      <style:text-properties style:font-name="Arial Black" fo:letter-spacing="0.035cm" fo:font-weight="bold" style:font-weight-asian="bold" style:font-name-complex="Arial Black" style:font-size-complex="14pt"/>
    </style:style>
    <style:style style:name="P2" style:family="paragraph" style:parent-style-name="Heading_20_1">
      <style:text-properties style:font-name="Arial Black" fo:font-size="20pt" fo:letter-spacing="0.035cm" fo:font-weight="bold" style:font-size-asian="20pt" style:font-weight-asian="bold" style:font-name-complex="Arial Black"/>
    </style:style>
    <style:style style:name="P3" style:family="paragraph" style:parent-style-name="Heading_20_2">
      <style:text-properties style:font-name="Arial" fo:font-size="4pt" fo:font-weight="bold" style:font-size-asian="4pt" style:font-weight-asian="bold" style:font-name-complex="Arial"/>
    </style:style>
    <style:style style:name="P4" style:family="paragraph" style:parent-style-name="Heading_20_2">
      <style:paragraph-properties fo:margin-left="0cm" fo:margin-right="0.097cm" fo:margin-top="0.423cm" fo:margin-bottom="0cm" loext:contextual-spacing="false" fo:line-height="150%" fo:text-align="start" style:justify-single-word="false" fo:text-indent="0cm" style:auto-text-indent="false"/>
    </style:style>
    <style:style style:name="P5" style:family="paragraph" style:parent-style-name="Heading_20_2">
      <style:paragraph-properties fo:margin-left="0cm" fo:margin-right="0cm" fo:margin-top="0.106cm" fo:margin-bottom="0cm" loext:contextual-spacing="false" fo:line-height="150%" fo:text-indent="0cm" style:auto-text-indent="false"/>
    </style:style>
    <style:style style:name="P6" style:family="paragraph" style:parent-style-name="Heading_20_2" style:master-page-name="Standard">
      <style:paragraph-properties style:page-number="auto"/>
      <style:text-properties style:font-name="Arial" fo:font-size="4pt" fo:font-weight="bold" style:font-size-asian="4pt" style:font-weight-asian="bold" style:font-name-complex="Arial"/>
    </style:style>
    <style:style style:name="P7" style:family="paragraph" style:parent-style-name="Heading_20_3">
      <style:paragraph-properties fo:margin-left="0cm" fo:margin-right="0cm" fo:line-height="150%" fo:text-align="start" style:justify-single-word="false" fo:text-indent="0cm" style:auto-text-indent="false"/>
      <style:text-properties style:font-name="Arial" fo:font-size="9pt" fo:font-weight="normal" style:font-size-asian="9pt" style:font-weight-asian="normal" style:font-name-complex="Arial"/>
    </style:style>
    <style:style style:name="P8" style:family="paragraph" style:parent-style-name="Heading_20_4">
      <style:paragraph-properties fo:margin-left="0cm" fo:margin-right="0cm" fo:margin-top="0.212cm" fo:margin-bottom="0cm" loext:contextual-spacing="false" fo:text-align="start" style:justify-single-word="false" fo:text-indent="0cm" style:auto-text-indent="false"/>
    </style:style>
    <style:style style:name="P9" style:family="paragraph" style:parent-style-name="Heading_20_7">
      <style:paragraph-properties fo:margin-top="0.212cm" fo:margin-bottom="0cm" loext:contextual-spacing="false" fo:line-height="150%"/>
    </style:style>
    <style:style style:name="P10" style:family="paragraph" style:parent-style-name="Heading_20_9">
      <style:paragraph-properties fo:line-height="150%" fo:text-align="start" style:justify-single-word="false"/>
      <style:text-properties style:font-name="Arial" fo:font-size="9pt" fo:font-weight="bold" style:font-size-asian="9pt" style:font-weight-asian="bold" style:font-name-complex="Arial"/>
    </style:style>
    <style:style style:name="P11" style:family="paragraph" style:parent-style-name="Heading_20_9">
      <style:paragraph-properties fo:text-align="start" style:justify-single-word="false"/>
    </style:style>
    <style:style style:name="P12" style:family="paragraph" style:parent-style-name="Heading_20_9">
      <style:paragraph-properties fo:margin-top="0.106cm" fo:margin-bottom="0cm" loext:contextual-spacing="false" fo:line-height="150%" fo:text-align="start" style:justify-single-word="false"/>
      <style:text-properties style:font-name="Arial" fo:font-size="9pt" style:font-size-asian="9pt" style:font-name-complex="Arial"/>
    </style:style>
    <style:style style:name="P13" style:family="paragraph" style:parent-style-name="Heading_20_9">
      <style:paragraph-properties fo:margin-top="0.106cm" fo:margin-bottom="0cm" loext:contextual-spacing="false" fo:text-align="start" style:justify-single-word="false"/>
      <style:text-properties style:font-name="Arial" fo:font-size="8pt" style:font-size-asian="8pt" style:font-name-complex="Arial"/>
    </style:style>
    <style:style style:name="P14" style:family="paragraph" style:parent-style-name="Heading_20_9">
      <style:paragraph-properties fo:margin-left="11.24cm" fo:margin-right="0cm" fo:margin-top="0.106cm" fo:margin-bottom="0cm" loext:contextual-spacing="false" fo:text-align="start" style:justify-single-word="false" fo:text-indent="1.249cm" style:auto-text-indent="false"/>
      <style:text-properties style:font-name="Arial" fo:font-size="8pt" style:font-size-asian="8pt" style:font-name-complex="Ari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 fo:orphans="0" fo:widows="0" style:text-autospace="none"/>
    </style:style>
    <style:style style:name="P17" style:family="paragraph" style:parent-style-name="Standard">
      <style:paragraph-properties fo:text-align="center" style:justify-single-word="false" fo:orphans="0" fo:widows="0" style:text-autospace="none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style:line-height-at-least="0.423cm" fo:text-align="center" style:justify-single-word="false" fo:orphans="0" fo:widows="0" style:text-autospace="non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text-align="center" style:justify-single-word="false" fo:orphans="0" fo:widows="0" style:text-autospace="none"/>
      <style:text-properties fo:font-size="12pt" style:font-size-asian="12pt" style:font-size-complex="12pt"/>
    </style:style>
    <style:style style:name="P20" style:family="paragraph" style:parent-style-name="Standard">
      <style:paragraph-properties fo:line-height="150%">
        <style:tab-stops>
          <style:tab-stop style:position="17.503cm"/>
        </style:tab-stops>
      </style:paragraph-properties>
      <style:text-properties style:font-name="Arial" fo:font-size="9pt" style:font-size-asian="9pt" style:font-name-complex="Arial"/>
    </style:style>
    <style:style style:name="P21" style:family="paragraph" style:parent-style-name="Standard">
      <style:text-properties style:font-name="Arial" fo:font-size="9pt" fo:font-weight="bold" style:font-size-asian="9pt" style:font-weight-asian="bold" style:font-name-complex="Arial"/>
    </style:style>
    <style:style style:name="P22" style:family="paragraph" style:parent-style-name="Standard">
      <style:text-properties style:font-name="Arial" fo:font-size="8pt" style:font-size-asian="8pt" style:font-name-complex="Arial"/>
    </style:style>
    <style:style style:name="P23" style:family="paragraph" style:parent-style-name="Standard">
      <style:paragraph-properties fo:line-height="150%"/>
    </style:style>
    <style:style style:name="P24" style:family="paragraph" style:parent-style-name="Standard">
      <style:paragraph-properties fo:line-height="150%" fo:text-align="justify" style:justify-single-word="false">
        <style:tab-stops>
          <style:tab-stop style:position="8.752cm"/>
          <style:tab-stop style:position="17.503cm"/>
        </style:tab-stops>
      </style:paragraph-properties>
    </style:style>
    <style:style style:name="P25" style:family="paragraph" style:parent-style-name="Standard">
      <style:paragraph-properties fo:line-height="150%" fo:text-align="justify" style:justify-single-word="false">
        <style:tab-stops>
          <style:tab-stop style:position="17.503cm"/>
        </style:tab-stops>
      </style:paragraph-properties>
    </style:style>
    <style:style style:name="P26" style:family="paragraph" style:parent-style-name="Standard">
      <style:paragraph-properties fo:margin-top="0.212cm" fo:margin-bottom="0cm" loext:contextual-spacing="false" fo:line-height="150%">
        <style:tab-stops>
          <style:tab-stop style:position="17.503cm"/>
        </style:tab-stops>
      </style:paragraph-properties>
    </style:style>
    <style:style style:name="P27" style:family="paragraph" style:parent-style-name="Standard">
      <style:paragraph-properties fo:margin-top="0.212cm" fo:margin-bottom="0cm" loext:contextual-spacing="false" fo:line-height="150%"/>
      <style:text-properties officeooo:paragraph-rsid="00093ccb"/>
    </style:style>
    <style:style style:name="P28" style:family="paragraph" style:parent-style-name="Standard" style:list-style-name="WW8Num3">
      <style:paragraph-properties fo:margin-left="0.499cm" fo:margin-right="0cm" fo:line-height="150%" fo:text-indent="-0.63cm" style:auto-text-indent="false">
        <style:tab-stops>
          <style:tab-stop style:position="0.501cm"/>
          <style:tab-stop style:position="17.503cm"/>
        </style:tab-stops>
      </style:paragraph-properties>
    </style:style>
    <style:style style:name="P29" style:family="paragraph" style:parent-style-name="Text_20_body_20_indent">
      <style:paragraph-properties fo:margin-left="0cm" fo:margin-right="0cm" fo:margin-top="0.106cm" fo:margin-bottom="0cm" loext:contextual-spacing="false" fo:line-height="120%" fo:text-indent="0cm" style:auto-text-indent="false"/>
    </style:style>
    <style:style style:name="P30" style:family="paragraph" style:parent-style-name="Основной_20_текст_20_2">
      <style:paragraph-properties fo:margin-top="0cm" fo:margin-bottom="0cm" loext:contextual-spacing="false" fo:line-height="150%" fo:text-align="justify" style:justify-single-word="false"/>
      <style:text-properties style:font-name="Arial" fo:font-size="9pt" style:font-size-asian="9pt" style:font-name-complex="Arial" style:font-size-complex="8pt"/>
    </style:style>
    <style:style style:name="P31" style:family="paragraph" style:parent-style-name="Основной_20_текст_20_2">
      <style:paragraph-properties fo:margin-top="0cm" fo:margin-bottom="0cm" loext:contextual-spacing="false" fo:line-height="150%" fo:text-align="justify" style:justify-single-word="false">
        <style:tab-stops>
          <style:tab-stop style:position="17.503cm"/>
        </style:tab-stops>
      </style:paragraph-properties>
      <style:text-properties style:font-name="Arial" fo:font-size="9pt" style:text-underline-style="solid" style:text-underline-width="auto" style:text-underline-color="font-color" style:font-size-asian="9pt" style:font-name-complex="Arial"/>
    </style:style>
    <style:style style:name="P32" style:family="paragraph" style:parent-style-name="Основной_20_текст_20_2">
      <style:paragraph-properties fo:margin-top="0cm" fo:margin-bottom="0cm" loext:contextual-spacing="false" fo:line-height="150%" fo:text-align="justify" style:justify-single-word="false">
        <style:tab-stops>
          <style:tab-stop style:position="17.503cm"/>
        </style:tab-stops>
      </style:paragraph-properties>
    </style:style>
    <style:style style:name="P33" style:family="paragraph" style:parent-style-name="Стандартный_20_HTML">
      <style:paragraph-properties fo:text-align="justify" style:justify-single-word="false"/>
    </style:style>
    <style:style style:name="T1" style:family="text">
      <style:text-properties fo:font-size="12pt" fo:letter-spacing="0.014cm" style:font-size-asian="12pt" style:font-size-complex="12pt"/>
    </style:style>
    <style:style style:name="T2" style:family="text">
      <style:text-properties fo:font-size="12pt" fo:letter-spacing="0.014cm" style:font-size-asian="12pt" style:font-size-complex="12pt" style:text-scale="98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etter-spacing="0.086cm" style:font-size-asian="12pt" style:font-size-complex="12pt"/>
    </style:style>
    <style:style style:name="T5" style:family="text">
      <style:text-properties fo:font-size="12pt" fo:letter-spacing="0.039cm" style:font-size-asian="12pt" style:font-size-complex="12pt"/>
    </style:style>
    <style:style style:name="T6" style:family="text">
      <style:text-properties fo:font-size="12pt" fo:letter-spacing="0.035cm" style:font-size-asian="12pt" style:font-size-complex="12pt"/>
    </style:style>
    <style:style style:name="T7" style:family="text">
      <style:text-properties fo:text-transform="uppercase" fo:font-size="12pt" style:font-size-asian="12pt" style:font-size-complex="12pt"/>
    </style:style>
    <style:style style:name="T8" style:family="text">
      <style:text-properties fo:text-transform="uppercase" fo:font-size="12pt" style:font-size-asian="12pt" style:font-size-complex="12pt" style:text-scale="73%"/>
    </style:style>
    <style:style style:name="T9" style:family="text">
      <style:text-properties fo:text-transform="uppercase" fo:font-size="12pt" fo:letter-spacing="0.134cm" style:font-size-asian="12pt" style:font-size-complex="12pt" style:text-scale="73%"/>
    </style:style>
    <style:style style:name="T10" style:family="text">
      <style:text-properties fo:letter-spacing="0.035cm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Arial" fo:font-size="4pt" fo:font-weight="bold" style:font-size-asian="4pt" style:font-weight-asian="bold" style:font-name-complex="Arial"/>
    </style:style>
    <style:style style:name="T13" style:family="text">
      <style:text-properties style:font-name="Arial" fo:font-size="9pt" style:font-size-asian="9pt" style:font-name-complex="Arial"/>
    </style:style>
    <style:style style:name="T14" style:family="text">
      <style:text-properties style:font-name="Arial" fo:font-size="9pt" style:font-size-asian="9pt" style:font-name-complex="Arial" style:font-size-complex="9pt"/>
    </style:style>
    <style:style style:name="T15" style:family="text">
      <style:text-properties style:font-name="Arial" fo:font-size="9pt" style:text-underline-style="solid" style:text-underline-width="auto" style:text-underline-color="font-color" style:font-size-asian="9pt" style:font-name-complex="Arial"/>
    </style:style>
    <style:style style:name="T16" style:family="text"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T17" style:family="text">
      <style:text-properties style:font-name="Arial" fo:font-size="9pt" style:text-underline-style="solid" style:text-underline-width="auto" style:text-underline-color="font-color" officeooo:rsid="00093ccb" style:font-size-asian="9pt" style:font-name-complex="Arial" style:font-size-complex="9pt"/>
    </style:style>
    <style:style style:name="T18" style:family="text">
      <style:text-properties style:font-name="Arial" fo:font-size="9pt" style:text-underline-style="solid" style:text-underline-width="auto" style:text-underline-color="font-color" style:font-name-asian="Arial" style:font-size-asian="9pt" style:font-name-complex="Arial"/>
    </style:style>
    <style:style style:name="T19" style:family="text">
      <style:text-properties style:font-name="Arial" fo:font-size="9pt" style:text-underline-style="solid" style:text-underline-width="auto" style:text-underline-color="font-color" fo:font-weight="normal" style:font-size-asian="9pt" style:font-weight-asian="normal" style:font-name-complex="Arial"/>
    </style:style>
    <style:style style:name="T20" style:family="text">
      <style:text-properties style:font-name="Arial" fo:font-size="9pt" fo:language="en" fo:country="US" style:text-underline-style="solid" style:text-underline-width="auto" style:text-underline-color="font-color" style:font-size-asian="9pt" style:font-name-complex="Arial"/>
    </style:style>
    <style:style style:name="T21" style:family="text">
      <style:text-properties style:font-name="Arial" fo:font-size="9pt" fo:font-weight="normal" style:font-size-asian="9pt" style:font-weight-asian="normal" style:font-name-complex="Arial"/>
    </style:style>
    <style:style style:name="T22" style:family="text">
      <style:text-properties style:font-name="Arial" fo:font-size="8pt" style:font-size-asian="8pt" style:font-name-complex="Arial"/>
    </style:style>
    <style:style style:name="T23" style:family="text">
      <style:text-properties style:font-name="Arial" fo:font-size="8pt" style:font-size-asian="8pt" style:font-name-complex="Arial" style:font-size-complex="8pt"/>
    </style:style>
    <style:style style:name="T24" style:family="text">
      <style:text-properties style:font-name="Arial" style:font-name-complex="Arial"/>
    </style:style>
    <style:style style:name="T25" style:family="text">
      <style:text-properties style:font-name="Arial Black" fo:font-size="20pt" fo:letter-spacing="0.035cm" fo:font-weight="bold" style:font-size-asian="20pt" style:font-weight-asian="bold" style:font-name-complex="Arial Black"/>
    </style:style>
    <style:style style:name="T26" style:family="text">
      <style:text-properties style:font-size-complex="14p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font-size="9pt" style:text-underline-style="solid" style:text-underline-width="auto" style:text-underline-color="font-color" style:font-size-asian="9pt"/>
    </style:style>
    <style:style style:name="T29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/>
    </style:style>
    <style:style style:name="T30" style:family="text">
      <style:text-properties fo:font-size="9pt" style:text-underline-style="solid" style:text-underline-width="auto" style:text-underline-color="font-color" fo:font-weight="normal" officeooo:rsid="00093ccb" style:font-size-asian="9pt" style:font-weight-asian="normal" style:font-size-complex="9pt"/>
    </style:style>
    <style:style style:name="T31" style:family="text">
      <style:text-properties fo:font-size="9pt" style:text-underline-style="solid" style:text-underline-width="auto" style:text-underline-color="font-color" fo:font-weight="normal" officeooo:rsid="00093ccb" style:font-size-asian="9pt" style:font-weight-asian="normal"/>
    </style:style>
    <style:style style:name="T32" style:family="text">
      <style:text-properties fo:font-size="9pt" fo:font-weight="normal" style:font-size-asian="9pt" style:font-weight-asian="normal"/>
    </style:style>
    <style:style style:name="T33" style:family="text">
      <style:text-properties fo:font-size="9pt" fo:font-weight="normal" officeooo:rsid="00093ccb" style:font-size-asian="9pt" style:font-weight-asian="normal"/>
    </style:style>
    <style:style style:name="T34" style:family="text">
      <style:text-properties fo:font-size="9pt" fo:language="en" fo:country="US" fo:font-weight="normal" style:font-size-asian="9pt" style:font-weight-asian="normal"/>
    </style:style>
    <style:style style:name="T35" style:family="text">
      <style:text-properties fo:font-size="8pt" fo:font-weight="normal" style:font-size-asian="8pt" style:font-weight-asian="normal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5"><text:span text:style-name="T2">МИНИСТЕРСТВО НАУКИ <text:s/>И ВЫСШЕГО</text:span><text:span text:style-name="T1"> </text:span><text:span text:style-name="T2">ОБРАЗОВАНИЯ РОССИЙСКОЙ ФЕДЕРАЦИИ</text:span></text:p>
            <text:p text:style-name="P16"><text:span text:style-name="T8"><text:s text:c="2"/>федеральное государственное АВТОНОМНОЕ образовательное учреждение <text:s/>ВЫСШЕГО образовани</text:span><text:span text:style-name="T9">я</text:span></text:p>
            <text:p text:style-name="P16"><text:span text:style-name="T4">«Национальный исследовательский ядерный университет «МИФИ</text:span><text:span text:style-name="T5">»</text:span></text:p>
          </table:table-cell>
        </table:table-row>
        <table:table-row table:style-name="Таблица1.1">
          <table:table-cell table:style-name="Таблица1.A2" office:value-type="string">
            <text:p text:style-name="P17">Обнинский институт атомной энергетики – </text:p>
            <text:p text:style-name="P19">филиал федерального государственного автономного образовательного учреждения высшего <text:s/>образования «Национальный исследовательский ядерный университет «МИФИ»</text:p>
            <text:p text:style-name="P18">(ИАТЭ НИЯУ МИФИ)</text:p>
          </table:table-cell>
        </table:table-row>
      </table:table>
      <text:h text:style-name="P3" text:outline-level="2"/>
      <text:p text:style-name="P15"><text:span text:style-name="T11">ОТДЕЛЕНИЕ «ИНТЕЛЛЕКТУАЛЬНЫЕ КИБЕРНЕТИЧЕСКИЕ СИСТЕМЫ» </text:span></text:p>
      <text:h text:style-name="P1" text:outline-level="1"/>
      <text:h text:style-name="P2" text:outline-level="1">ЗАДАНИЕ</text:h>
      <text:p text:style-name="P29">на <text:span text:style-name="T27">ВКР</text:span>, НИР (нужное подчеркнуть)</text:p>
      <text:h text:style-name="P4" text:outline-level="2"><text:span text:style-name="T14">Студенту направления подготовки 09.03.02</text:span><text:span text:style-name="T16"> «Информационные системы и технологии»</text:span><text:span text:style-name="T14">, курса </text:span><text:span text:style-name="T16"><text:s/></text:span><text:span text:style-name="T17">5</text:span><text:span text:style-name="T16"> <text:s text:c="2"/></text:span><text:span text:style-name="T14"><text:s/>группы <text:s/></text:span><text:span text:style-name="T16">ИС-Б16-з</text:span></text:h>
      <text:h text:style-name="P5" text:outline-level="2"><text:span text:style-name="T13">Фамилия, имя, отчество:</text:span><text:span text:style-name="T15"> Галиханов Алмаз Фанилович________________</text:span><text:span text:style-name="T13">_____________________________________</text:span></text:h>
      <text:p text:style-name="P30"/>
      <text:p text:style-name="P32"><text:span text:style-name="T13">Тема:</text:span><text:span text:style-name="T15"> Разработка приложения «</text:span><text:span text:style-name="T20">Shopping</text:span><text:span text:style-name="T15"> </text:span><text:span text:style-name="T20">Assistant</text:span><text:span text:style-name="T15">» для операционной системы </text:span><text:span text:style-name="T20">Android</text:span><text:span text:style-name="T15">_________________________</text:span></text:p>
      <text:p text:style-name="P31"><text:tab/></text:p>
      <text:p text:style-name="P20"/>
      <text:p text:style-name="P24"><text:span text:style-name="T13">Целевая установка (конечный результат работы):</text:span><text:span text:style-name="T15"> </text:span><text:span text:style-name="T16">Рабочий прототип приложения </text:span><text:span text:style-name="T15">«</text:span><text:span text:style-name="T20">Shopping</text:span><text:span text:style-name="T15"> </text:span><text:span text:style-name="T20">Assistant</text:span><text:span text:style-name="T15">»____________</text:span></text:p>
      <text:p text:style-name="P25"><text:span text:style-name="Заголовок_20_2_20_Знак"><text:span text:style-name="T28"><text:tab/></text:span></text:span></text:p>
      <text:p text:style-name="P25"><text:span text:style-name="Заголовок_20_2_20_Знак"><text:span text:style-name="T28"><text:tab/></text:span></text:span></text:p>
      <text:p text:style-name="P23"><text:span text:style-name="Заголовок_20_2_20_Знак"><text:span text:style-name="T16"/></text:span></text:p>
      <text:p text:style-name="P33"><text:span text:style-name="T14">Исходные данные: </text:span><text:span text:style-name="T16">Материалы курса «Технологии разработки мобильных приложений», <text:s/>документация для________ разработчиков приложений https://developer.android.com/docs,_______________________________________________ </text:span><text:span text:style-name="T13">___________________________________________________________________________________________________</text:span><text:span text:style-name="T15">___________________________________________________________________________________________________</text:span></text:p>
      <text:p text:style-name="P27"><text:span text:style-name="T13">Начало проектирования <text:s text:c="8"/></text:span><text:span text:style-name="T15">29.03.2021 г.</text:span><text:span text:style-name="T13"> <text:s text:c="4"/>Окончание проектирования <text:s text:c="2"/></text:span><text:span text:style-name="T15">24.04.2021 г.</text:span></text:p>
      <text:h text:style-name="P7" text:outline-level="3">Задачи, решаемые в ходе работы (последовательность выполнения работы):</text:h>
      <text:list xml:id="list3450816192" text:style-name="WW8Num3">
        <text:list-item>
          <text:p text:style-name="P28"><text:span text:style-name="T18"><text:s/></text:span><text:span text:style-name="T15">Анализ и проектирование основных элементов будущего приложения<text:tab/></text:span></text:p>
        </text:list-item>
        <text:list-item>
          <text:p text:style-name="P28"><text:span text:style-name="T18"><text:s/></text:span><text:span text:style-name="T15">Выбор среды программирования и инструментов разработки____________________________________________</text:span></text:p>
        </text:list-item>
        <text:list-item>
          <text:p text:style-name="P28"><text:span text:style-name="T18"><text:s/></text:span><text:span text:style-name="T15">Поиск и обработка необходимых данных для работы приложения<text:tab/></text:span></text:p>
        </text:list-item>
        <text:list-item>
          <text:p text:style-name="P28"><text:span text:style-name="T18"><text:s/></text:span><text:span text:style-name="T15">Разработка дизайна пользовательского интерфейса приложения<text:tab/></text:span></text:p>
        </text:list-item>
        <text:list-item>
          <text:p text:style-name="P28"><text:span text:style-name="T18"><text:s/></text:span><text:span text:style-name="T15">Реализация мобильного приложения<text:tab/></text:span></text:p>
        </text:list-item>
        <text:list-item>
          <text:p text:style-name="P28"><text:span text:style-name="T18"><text:s/></text:span><text:span text:style-name="T15">Тестирование реализованного приложения___________________________________________________________</text:span></text:p>
        </text:list-item>
        <text:list-item>
          <text:p text:style-name="P28"><text:span text:style-name="T18"><text:s/></text:span><text:span text:style-name="T15">Составление пояснительной записки по проделанной работе<text:tab/></text:span></text:p>
        </text:list-item>
      </text:list>
      <text:h text:style-name="P8" text:outline-level="4"><text:span text:style-name="T32">Отчетный материал: пояснительная записка на </text:span><text:span text:style-name="T31">30</text:span><text:span text:style-name="T29">-60 </text:span><text:span text:style-name="T35"><text:s/></text:span><text:span text:style-name="T32">листах; презентация </text:span><text:span text:style-name="T34">Power</text:span><text:span text:style-name="T32"> </text:span><text:span text:style-name="T34">Point</text:span><text:span text:style-name="T32"> на <text:s/></text:span><text:span text:style-name="T29">12-1</text:span><text:span text:style-name="T30">8</text:span><text:span text:style-name="T29"> </text:span><text:span text:style-name="T32">слайдах</text:span></text:h>
      <text:h text:style-name="P9" text:outline-level="7"><text:span text:style-name="T21">Место выполнения работы (организация, подразделение) __</text:span><text:span text:style-name="T19">ОИКС ИАТЭ НИЯУ МИФИ</text:span><text:span text:style-name="T21">_________________________</text:span></text:h>
      <text:p text:style-name="P21"/>
      <text:p text:style-name="P26"><text:span text:style-name="T13">Фамилия, инициалы и должность руководителя <text:s/></text:span><text:span text:style-name="T15"><text:s/></text:span><text:span text:style-name="T16">Грицюк С.В., к.т.н., доцент</text:span><text:span text:style-name="T15">_<text:tab/></text:span></text:p>
      <text:h text:style-name="P10" text:outline-level="9"/>
      <text:h text:style-name="P10" text:outline-level="9">Подписи:</text:h>
      <text:h text:style-name="P12" text:outline-level="9">Задание выдал:<text:tab/><text:tab/><text:tab/><text:tab/>Задание получил:<text:tab/><text:tab/><text:tab/>Задание утверждаю:</text:h>
      <text:h text:style-name="P11" text:outline-level="9"><text:span text:style-name="T13">________________________<text:tab/><text:tab/>________________________<text:tab/> <text:s text:c="9"/>______________/О.А.Мирзеабасов</text:span></text:h>
      <text:h text:style-name="P13" text:outline-level="9">(подпись руководителя) <text:tab/><text:tab/><text:tab/>(подпись студента)<text:tab/><text:tab/><text:tab/> <text:s text:c="12"/>(подпись руководителя </text:h>
      <text:h text:style-name="P14" text:outline-level="9">направления подготовки 090302)</text:h>
      <text:p text:style-name="P22"/>
      <text:p text:style-name="Standard"><text:span text:style-name="T13">____ . __________ . 2021 <text:s/><text:tab/><text:tab/> ____ . __________ . 2021 <text:tab/><text:tab/> ____ . __________ . 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2.54cm" fo:margin-right="0cm" fo:margin-top="0.212cm" fo:margin-bottom="0.212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text-indent="0.501cm" style:auto-text-indent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justify" style:justify-single-word="false" fo:text-indent="0.501cm" style:auto-text-indent="false" fo:keep-with-next="always"/>
      <style:text-properties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0.501cm" style:auto-text-indent="false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01cm" fo:margin-right="0cm" fo:line-height="150%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center" style:justify-single-word="false" fo:text-indent="0.501cm" style:auto-text-indent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underline-style="solid" style:text-underline-width="auto" style:text-underline-color="font-color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font-size="14pt" fo:language="ru" fo:country="RU" style:font-size-asian="14pt" style:language-complex="ar" style:country-complex="SA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2">
        <style:list-level-properties text:list-level-position-and-space-mode="label-alignment">
          <style:list-level-label-alignment text:label-followed-by="listtab" text:list-tab-stop-position="0.755cm" fo:text-indent="-0.635cm" fo:margin-left="0.75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295cm" fo:text-indent="-0.318cm" fo:margin-left="3.29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105cm" fo:text-indent="-0.318cm" fo:margin-left="7.10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45cm" fo:text-indent="-0.635cm" fo:margin-left="9.64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915cm" fo:text-indent="-0.318cm" fo:margin-left="10.9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5">
        <style:list-level-properties text:list-level-position-and-space-mode="label-alignment">
          <style:list-level-label-alignment text:label-followed-by="listtab" text:list-tab-stop-position="0.755cm" fo:text-indent="-0.635cm" fo:margin-left="0.75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295cm" fo:text-indent="-0.318cm" fo:margin-left="3.29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105cm" fo:text-indent="-0.318cm" fo:margin-left="7.10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45cm" fo:text-indent="-0.635cm" fo:margin-left="9.64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0.915cm" fo:text-indent="-0.318cm" fo:margin-left="10.9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listtab" text:list-tab-stop-position="0.755cm" fo:text-indent="-0.635cm" fo:margin-left="0.75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295cm" fo:text-indent="-0.318cm" fo:margin-left="3.2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105cm" fo:text-indent="-0.318cm" fo:margin-left="7.1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45cm" fo:text-indent="-0.635cm" fo:margin-left="9.6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0.915cm" fo:text-indent="-0.318cm" fo:margin-left="10.9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7">
        <style:list-level-properties text:list-level-position-and-space-mode="label-alignment">
          <style:list-level-label-alignment text:label-followed-by="listtab" text:list-tab-stop-position="0.755cm" fo:text-indent="-0.635cm" fo:margin-left="0.75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295cm" fo:text-indent="-0.318cm" fo:margin-left="3.29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105cm" fo:text-indent="-0.318cm" fo:margin-left="7.10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375cm" fo:text-indent="-0.635cm" fo:margin-left="8.37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45cm" fo:text-indent="-0.635cm" fo:margin-left="9.64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0.915cm" fo:text-indent="-0.318cm" fo:margin-left="10.9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7cm" fo:margin-left="1.7cm" fo:margin-right="1.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ФЕДЕРАЛЬНОЕ АГЕНТСТВО ПО ОБРАЗОВАНИЮ</dc:title>
    <dc:subject/>
    <meta:keyword/>
    <meta:initial-creator>olga</meta:initial-creator>
    <meta:creation-date>2020-12-24T03:43:00</meta:creation-date>
    <dc:date>2021-03-23T03:02:25.004837431</dc:date>
    <meta:print-date>2020-12-25T23:06:00</meta:print-date>
    <meta:editing-cycles>8</meta:editing-cycles>
    <meta:editing-duration>P1DT1H6M4S</meta:editing-duration>
    <meta:document-statistic meta:table-count="1" meta:image-count="0" meta:object-count="0" meta:page-count="1" meta:paragraph-count="35" meta:word-count="226" meta:character-count="2613" meta:non-whitespace-character-count="2336"/>
    <meta:generator>LibreOffice/6.4.6.2$Linux_X86_64 LibreOffice_project/40$Build-2</meta:generator>
  </office:meta>
</office:document-meta>
</file>